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Test_13.test_writer_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ializeWriterTest_13.test_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WriterTest_13.test_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ializeWriterTest_13.test_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